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99.22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84.4mm"/>
    </style:style>
    <style:style style:name="co8" style:family="table-column">
      <style:table-column-properties fo:break-before="auto" style:column-width="29.63mm"/>
    </style:style>
    <style:style style:name="co9" style:family="table-column">
      <style:table-column-properties fo:break-before="auto" style:column-width="60.59mm"/>
    </style:style>
    <style:style style:name="co10" style:family="table-column">
      <style:table-column-properties fo:break-before="auto" style:column-width="16.1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number-columns-repeated="13" table:default-cell-style-name="ce7"/>
        <table:table-column table:style-name="co10" table:number-columns-repeated="1002" table:default-cell-style-name="ce7"/>
        <table:table-row table:style-name="ro1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1"/>
          <table:table-cell table:style-name="ce18" office:value-type="string" calcext:value-type="string">
            <text:p>USER STORIES pour l'application LE BON SANDWICH</text:p>
          </table:table-cell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>
            <text:p>STORIES CONCERNANT l'API PUBLIQUE</text:p>
          </table:table-cell>
          <table:table-cell table:style-name="ce8"/>
          <table:table-cell table:style-name="ce12" table:number-columns-repeated="2"/>
          <table:table-cell table:style-name="ce8" table:number-columns-repeated="3"/>
          <table:table-cell table:style-name="ce22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6" office:value-type="string" calcext:value-type="string">
            <text:p>Réalisé</text:p>
          </table:table-cell>
          <table:table-cell table:style-name="ce21" office:value-type="string" calcext:value-type="string">
            <text:p>Auteur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ategories/{id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ategoire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sandwich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ategories/{id}/sandwic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4"/>
          <table:table-cell table:style-name="ce1"/>
          <table:table-cell table:style-name="ce11" table:number-columns-repeated="8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sandwichs/?t=baguette&amp;img=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sandwichs/?page=1&amp;size=1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commande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<text:s/>sandwich</text:p>
          </table:table-cell>
          <table:table-cell table:style-name="ce13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commandes/{id}/sandwich?token={token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odifier une commande</text:p>
          </table:table-cell>
          <table:table-cell table:style-name="ce13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T</text:p>
          </table:table-cell>
          <table:table-cell table:style-name="ce21" office:value-type="string" calcext:value-type="string">
            <text:p>/commandes/{id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aniel/Mohammed/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yer une commande</text:p>
          </table:table-cell>
          <table:table-cell table:style-name="ce13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commandes/{id}/paiement?token={token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ommandes/{id}?token={token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sandwich</text:p>
          </table:table-cell>
          <table:table-cell table:style-name="ce13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LETE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11" table:number-columns-repeated="13"/>
          <table:table-cell table:number-columns-repeated="1002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un item d'une commande (sandwich, taille, quantité)</text:p>
          </table:table-cell>
          <table:table-cell table:style-name="ce13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UT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obtenir une facture</text:p>
          </table:table-cell>
          <table:table-cell table:style-name="ce13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ET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5" office:value-type="string" calcext:value-type="string">
            <text:p>STORIES CONCERNANT l'API PRIVE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3" table:number-columns-repeated="2"/>
          <table:table-cell table:style-name="ce24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21" table:number-columns-repeated="2"/>
          <table:table-cell table:style-name="ce11" table:number-columns-repeated="13"/>
          <table:table-cell table:number-columns-repeated="1002"/>
        </table:table-row>
        <table:table-row table:style-name="ro5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commandes</text:p>
          </table:table-cell>
          <table:table-cell table:style-name="ce13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ommande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ohammed/Daniel</text:p>
          </table:table-cell>
          <table:table-cell table:style-name="ce11" table:number-columns-repeated="13"/>
          <table:table-cell table:number-columns-repeated="1002"/>
        </table:table-row>
        <table:table-row table:style-name="ro5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étail d'une commande</text:p>
          </table:table-cell>
          <table:table-cell table:style-name="ce13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ommandes/{id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ohammed/Daniel</text:p>
          </table:table-cell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hangement d'état d'une commande</text:p>
          </table:table-cell>
          <table:table-cell table:style-name="ce13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UT</text:p>
          </table:table-cell>
          <table:table-cell table:style-name="ce21" office:value-type="string" calcext:value-type="string">
            <text:p>/commandes/{id}/edit_stat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ohammed/Daniel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>
            <text:p>STORIES CONCERNANT LA GESTION DE LA CARTE DE FIDELITE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3" table:number-columns-repeated="2"/>
          <table:table-cell table:style-name="ce24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21" table:number-columns-repeated="2"/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19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artes/{id}/aut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/Mohammed/Daniel</text:p>
          </table:table-cell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ccéder à sa carte de fidélité : montant + réduction</text:p>
          </table:table-cell>
          <table:table-cell table:style-name="ce13" office:value-type="string" calcext:value-type="string">
            <text:p>Accès à une carte : 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cartes/{id}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/Mohammed/Daniel</text:p>
          </table:table-cell>
          <table:table-cell table:style-name="ce11" table:number-columns-repeated="13"/>
          <table:table-cell table:number-columns-repeated="1002"/>
        </table:table-row>
        <table:table-row table:style-name="ro5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iement fidélisé</text:p>
          </table:table-cell>
          <table:table-cell table:style-name="ce13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cartes/{id}/paiemen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réer sa carte de fidélité</text:p>
          </table:table-cell>
          <table:table-cell table:style-name="ce13" office:value-type="string" calcext:value-type="string">
            <text:p>créer une carte de fidélité – retourne un identifiant de carte 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cart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aniel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>
            <text:p>STORIES CONCERNANT LE BACKEND DE GESTION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3" table:number-columns-repeated="2"/>
          <table:table-cell table:style-name="ce24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21" table:number-columns-repeated="2"/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r les sandwichs</text:p>
          </table:table-cell>
          <table:table-cell table:style-name="ce13" office:value-type="string" calcext:value-type="string">
            <text:p>lister les sandwichs <text:s/>disponibles par catégori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21" office:value-type="string" calcext:value-type="string">
            <text:p>/list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un sandwich</text:p>
          </table:table-cell>
          <table:table-cell table:style-name="ce13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1" table:number-columns-repeated="3"/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un sandwich</text:p>
          </table:table-cell>
          <table:table-cell table:style-name="ce13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add_sandwic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</text:p>
          </table:table-cell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1 sandwich</text:p>
          </table:table-cell>
          <table:table-cell table:style-name="ce13" office:value-type="string" calcext:value-type="string">
            <text:p>modifier la description, le nom ou le prix pour chaque taille d'un sandwich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1" table:number-columns-repeated="3"/>
          <table:table-cell table:style-name="ce11" table:number-columns-repeated="13"/>
          <table:table-cell table:number-columns-repeated="1002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'authentifier comme staff gestionnaire</text:p>
          </table:table-cell>
          <table:table-cell table:style-name="ce13" office:value-type="string" calcext:value-type="string">
            <text:p>identifiant + passwd – contrôle d'accè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OST</text:p>
          </table:table-cell>
          <table:table-cell table:style-name="ce21" office:value-type="string" calcext:value-type="string">
            <text:p>/connex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aptiste/Islam</text:p>
          </table:table-cell>
          <table:table-cell table:style-name="ce11" table:number-columns-repeated="13"/>
          <table:table-cell table:number-columns-repeated="1002"/>
        </table:table-row>
        <table:table-row table:style-name="ro3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obtenir un TDB </text:p>
          </table:table-cell>
          <table:table-cell table:style-name="ce13" office:value-type="string" calcext:value-type="string">
            <text:p>nbre de commandes + C.A. journée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1" table:number-columns-repeated="3"/>
          <table:table-cell table:style-name="ce11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style-name="ce13"/>
          <table:table-cell table:style-name="ce4" table:formula="of:=[.E7]*[.H7]+[.E8]*[.H8]+[.E9]*[.H9]+[.E10]*[.H10]+[.E11]*[.H11]+[.E12]*[.H12]+[.E13]*[.H13]+[.E14]*[.H14]+[.E15]*[.H15]+[.E16]*[.H16]+[.E17]*[.H17]+[.E18]*[.H18]+[.E19]*[.H19]+[.E20]*[.H20]+[.E21]*[.H21]+[.E22]*[.H22]+[.E25]*[.H25]+[.E26]*[.H26]+[.E27]*[.H27]+[.E30]*[.H30]+[.E31]*[.H31]+[.E32]*[.H32]+[.E33]*[.H33]+[.E36]*[.H36]+[.E37]*[.H37]+[.E38]*[.H38]+[.E39]*[.H39]+[.E40]*[.H40]+[.E41]*[.H41]" office:value-type="float" office:value="79" calcext:value-type="float">
            <text:p>79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style-name="ce20" office:value-type="string" calcext:value-type="string">
            <text:p>TOTAL points : </text:p>
          </table:table-cell>
          <table:table-cell table:style-name="ce4" table:formula="of:=SUM([.E7:.E22])+SUM([.E25:.E27])+SUM([.E30:.E33])+SUM([.E36:.E41])" office:value-type="float" office:value="100" calcext:value-type="float">
            <text:p>100</text:p>
          </table:table-cell>
          <table:table-cell table:style-name="ce11" table:number-columns-repeated="17"/>
          <table:table-cell table:number-columns-repeated="1002"/>
        </table:table-row>
        <table:table-row table:style-name="ro6" table:number-rows-repeated="1048516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  <table:named-range table:name="_xlnm.Print_Area_0_0_0_0_0_0" table:base-cell-address="$Feuille1.$A$1" table:cell-range-address="$Feuille1.$A$1:.$G$47"/>
          <table:named-range table:name="_xlnm.Print_Area_0_0_0_0_0_0_0" table:base-cell-address="$Feuille1.$A$1" table:cell-range-address="$Feuille1.$A$1:.$G$47"/>
          <table:named-range table:name="_xlnm.Print_Area_0_0_0_0_0_0_0_0" table:base-cell-address="$Feuille1.$A$1" table:cell-range-address="$Feuille1.$A$1:.$G$4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2-04T22:08:26.783856036</dc:date>
    <meta:editing-cycles>58</meta:editing-cycles>
    <meta:editing-duration>PT22H13M17S</meta:editing-duration>
    <meta:generator>LibreOffice/5.4.2.2$Linux_X86_64 LibreOffice_project/40m0$Build-2</meta:generator>
    <meta:document-statistic meta:table-count="1" meta:cell-count="281" meta:object-count="0"/>
  </office:meta>
</office:document-meta>
</file>